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6.009cm" svg:y="1.456cm">
            <draw:object draw:notify-on-update-of-ranges="Feuille1.B2:Feuille1.F2 Feuille1.B3:Feuille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059cm" svg:y="12.469cm">
            <draw:object draw:notify-on-update-of-ranges="Feuille1.B26:Feuille1.P26 Feuille1.B27:Feuille1.P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6.009cm" svg:y="23.13cm">
            <draw:object draw:notify-on-update-of-ranges="Feuille1.B50:Feuille1.F50 Feuille1.B51:Feuille1.F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12cm" svg:height="9.004cm" svg:x="5.97cm" svg:y="34.424cm">
            <draw:object draw:notify-on-update-of-ranges="Feuille1.B75:Feuille1.F75 Feuille1.B76:Feuille1.F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5.954cm" svg:y="45.724cm">
            <draw:object draw:notify-on-update-of-ranges="Feuille1.B100:Feuille1.F100 Feuille1.B101:Feuille1.F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6.009cm" svg:y="57.449cm">
            <draw:object draw:notify-on-update-of-ranges="Feuille1.B126:Feuille1.F126 Feuille1.B127:Feuille1.F1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vitesse variable, strat rando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tesse pro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 fromage pris au bout de 1min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1">
          <table:table-cell table:number-columns-repeated="16"/>
        </table:table-row>
        <table:table-row table:style-name="ro1">
          <table:table-cell office:value-type="string" calcext:value-type="string">
            <text:p>élèves variable, strat rando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mbre élè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 fromage pris au bout de 1m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number-rows-repeated="21">
          <table:table-cell table:number-columns-repeated="16"/>
        </table:table-row>
        <table:table-row table:style-name="ro1">
          <table:table-cell office:value-type="string" calcext:value-type="string">
            <text:p>élèves variable, strat NON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mbre élè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 fromage pris au bout de 1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 office:value-type="string" calcext:value-type="string">
            <text:p>élèves variable, strat DOD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mbre élè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 fromage pris au bout de 1m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œ</text:p>
          </table:table-cell>
          <table:table-cell table:number-columns-repeated="11"/>
        </table:table-row>
        <table:table-row table:style-name="ro1" table:number-rows-repeated="21">
          <table:table-cell table:number-columns-repeated="16"/>
        </table:table-row>
        <table:table-row table:style-name="ro1">
          <table:table-cell office:value-type="string" calcext:value-type="string">
            <text:p>élèves variable, strat LU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mbre élè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 fromage pris au bout de 1mi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 table:number-rows-repeated="23">
          <table:table-cell table:number-columns-repeated="16"/>
        </table:table-row>
        <table:table-row table:style-name="ro1">
          <table:table-cell office:value-type="string" calcext:value-type="string">
            <text:p>élèves variable, strat GROU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mbre élè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 fromage pris au bout de 1m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6:34:35.681256651</meta:creation-date>
    <dc:date>2024-12-11T17:12:09.514287458</dc:date>
    <meta:editing-duration>PT37M14S</meta:editing-duration>
    <meta:editing-cycles>43</meta:editing-cycles>
    <meta:generator>LibreOffice/7.3.7.2$Linux_X86_64 LibreOffice_project/30$Build-2</meta:generator>
    <meta:document-statistic meta:table-count="1" meta:cell-count="9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Feuille1.B2:Feuille1.F3" chart:data-source-has-labels="row" svg:x="0.32cm" svg:y="0.18cm" svg:width="12.905cm" svg:height="8.64cm">
          <chart:coordinate-region svg:x="0.941cm" svg:y="0.379cm" svg:width="12.097cm" svg:height="7.794cm"/>
          <chart:axis chart:dimension="x" chart:name="primary-x" chart:style-name="ch4" chartooo:axis-type="auto">
            <chartooo:date-scale/>
            <chart:categories table:cell-range-address="Feuille1.B2:Feuille1.F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F3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Feuille1.B2:Feuille1.F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52">
                <text:p>52</text:p>
                <draw:g>
                  <svg:desc>Feuille1.B3:Feuille1.F3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Feuille1.B26:Feuille1.P27" chart:data-source-has-labels="row" svg:x="0.32cm" svg:y="0.18cm" svg:width="12.72cm" svg:height="8.64cm">
          <chart:coordinate-region svg:x="0.941cm" svg:y="0.379cm" svg:width="11.912cm" svg:height="7.794cm"/>
          <chart:axis chart:dimension="x" chart:name="primary-x" chart:style-name="ch4" chartooo:axis-type="auto">
            <chartooo:date-scale/>
            <chart:categories table:cell-range-address="Feuille1.B26:Feuille1.P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7:Feuille1.P27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1.B26:Feuille1.P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27:Feuille1.P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Feuille1.B50:Feuille1.F51" chart:data-source-has-labels="row" svg:x="0.32cm" svg:y="0.18cm" svg:width="12.72cm" svg:height="8.64cm">
          <chart:coordinate-region svg:x="1.047cm" svg:y="0.38cm" svg:width="11.806cm" svg:height="7.793cm"/>
          <chart:axis chart:dimension="x" chart:name="primary-x" chart:style-name="ch4" chartooo:axis-type="auto">
            <chartooo:date-scale/>
            <chart:categories table:cell-range-address="Feuille1.B50:Feuille1.F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51:Feuille1.F5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Feuille1.B50:Feuille1.F5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51:Feuille1.F5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line" chart:style-name="ch1">
        <chart:legend chart:legend-position="end" svg:x="13.373cm" svg:y="4.203cm" style:legend-expansion="high" chart:style-name="ch2"/>
        <chart:plot-area chart:style-name="ch3" table:cell-range-address="Feuille1.B75:Feuille1.F76" chart:data-source-has-labels="row" svg:x="0.32cm" svg:y="0.18cm" svg:width="12.733cm" svg:height="8.645cm">
          <chart:coordinate-region svg:x="0.941cm" svg:y="0.379cm" svg:width="11.926cm" svg:height="7.799cm"/>
          <chart:axis chart:dimension="x" chart:name="primary-x" chart:style-name="ch4" chartooo:axis-type="auto">
            <chartooo:date-scale/>
            <chart:categories table:cell-range-address="Feuille1.B75:Feuille1.F7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76:Feuille1.F7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Feuille1.B75:Feuille1.F7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7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76:Feuille1.F7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Feuille1.B100:Feuille1.F101" chart:data-source-has-labels="row" svg:x="0.32cm" svg:y="0.18cm" svg:width="12.534cm" svg:height="8.64cm">
          <chart:coordinate-region svg:x="0.941cm" svg:y="0.379cm" svg:width="11.726cm" svg:height="7.794cm"/>
          <chart:axis chart:dimension="x" chart:name="primary-x" chart:style-name="ch4" chartooo:axis-type="auto">
            <chartooo:date-scale/>
            <chart:categories table:cell-range-address="Feuille1.B100:Feuille1.F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01:Feuille1.F10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Feuille1.B100:Feuille1.F10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1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Feuille1.B101:Feuille1.F101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Feuille1.B126:Feuille1.F127" chart:data-source-has-labels="row" svg:x="0.32cm" svg:y="0.18cm" svg:width="12.534cm" svg:height="8.64cm">
          <chart:coordinate-region svg:x="0.941cm" svg:y="0.379cm" svg:width="11.726cm" svg:height="7.794cm"/>
          <chart:axis chart:dimension="x" chart:name="primary-x" chart:style-name="ch4" chartooo:axis-type="auto">
            <chartooo:date-scale/>
            <chart:categories table:cell-range-address="Feuille1.B126:Feuille1.F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27:Feuille1.F127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Feuille1.B126:Feuille1.F12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127:Feuille1.F12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